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3.2035in"/>
    </style:style>
    <style:style style:name="ro1" style:family="table-row">
      <style:table-row-properties style:row-height="0.7181in" fo:break-before="auto" style:use-optimal-row-height="false"/>
    </style:style>
    <style:style style:name="ro2" style:family="table-row">
      <style:table-row-properties style:row-height="0.4307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ext-properties fo:font-size="20pt" fo:font-weight="bold" style:font-size-asian="20pt" style:font-size-complex="20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20pt" fo:font-weight="bold" style:font-size-asian="20pt" style:font-size-complex="20pt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9" style:family="table-cell" style:parent-style-name="Default">
      <style:table-cell-properties fo:background-color="#cccccc"/>
      <style:text-properties fo:font-size="20pt" fo:font-weight="bold" style:font-size-asian="20pt" style:font-size-complex="20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ackground-color="#66f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>
      <style:table-cell-properties fo:border-bottom="none" fo:background-color="#66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4"/>
        <table:table-column table:style-name="co4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atitude (DMS)</text:p>
          </table:table-cell>
          <table:covered-table-cell table:style-name="ce5"/>
          <table:covered-table-cell table:style-name="ce6"/>
          <table:table-cell table:style-name="ce8" office:value-type="string" calcext:value-type="string" table:number-columns-spanned="3" table:number-rows-spanned="1">
            <text:p>Longitude (DMS)</text:p>
          </table:table-cell>
          <table:covered-table-cell table:style-name="ce5"/>
          <table:covered-table-cell table:style-name="ce6"/>
          <table:table-cell table:style-name="ce9"/>
          <table:table-cell table:style-name="ce12" office:value-type="string" calcext:value-type="string">
            <text:p>Latitude (Decimal)</text:p>
          </table:table-cell>
          <table:table-cell table:style-name="ce13" office:value-type="string" calcext:value-type="string">
            <text:p>Longitude (Decimal)</text:p>
          </table:table-cell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10"/>
          <table:table-cell table:number-columns-repeated="2" table:style-name="ce3" office:value-type="string" calcext:value-type="string">
            <text:p>Decim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.2" calcext:value-type="float">
            <text:p>40.2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58.5" calcext:value-type="float">
            <text:p>58.5</text:p>
          </table:table-cell>
          <table:table-cell/>
          <table:table-cell table:formula="of:=IF([.C3]&lt;0;([.C3]-([.D3]/60)-([.E3]/3600));([.C3]+([.D3]/60)+([.E3]/3600)))" office:value-type="float" office:value="40.2445" calcext:value-type="float">
            <text:p>40.2445</text:p>
          </table:table-cell>
          <table:table-cell table:formula="of:=IF([.F3]&lt;0;([.F3]-([.G3]/60)-([.H3]/3600));([.F3]+([.G3]/60)+([.H3]/3600)))" office:value-type="float" office:value="-111.649583333333" calcext:value-type="float">
            <text:p>-111.649583333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ench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1.9" calcext:value-type="float">
            <text:p>41.9</text:p>
          </table:table-cell>
          <table:table-cell office:value-type="float" office:value="-111" calcext:value-type="float">
            <text:p>-111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IF([.C4]&lt;0;([.C4]-([.D4]/60)-([.E4]/3600));([.C4]+([.D4]/60)+([.E4]/3600)))" office:value-type="float" office:value="40.2449722222222" calcext:value-type="float">
            <text:p>40.2449722222</text:p>
          </table:table-cell>
          <table:table-cell table:formula="of:=IF([.F4]&lt;0;([.F4]-([.G4]/60)-([.H4]/3600));([.F4]+([.G4]/60)+([.H4]/3600)))" office:value-type="float" office:value="-111.650222222222" calcext:value-type="float">
            <text:p>-111.650222222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crewdriver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1.4" calcext:value-type="float">
            <text:p>41.4</text:p>
          </table:table-cell>
          <table:table-cell office:value-type="float" office:value="-111" calcext:value-type="float">
            <text:p>-111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IF([.C5]&lt;0;([.C5]-([.D5]/60)-([.E5]/3600));([.C5]+([.D5]/60)+([.E5]/3600)))" office:value-type="float" office:value="40.2448333333333" calcext:value-type="float">
            <text:p>40.2448333333</text:p>
          </table:table-cell>
          <table:table-cell table:formula="of:=IF([.F5]&lt;0;([.F5]-([.G5]/60)-([.H5]/3600));([.F5]+([.G5]/60)+([.H5]/3600)))" office:value-type="float" office:value="-111.650027777778" calcext:value-type="float">
            <text:p>-111.650027777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-111" calcext:value-type="float">
            <text:p>-11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IF([.C6]&lt;0;([.C6]-([.D6]/60)-([.E6]/3600));([.C6]+([.D6]/60)+([.E6]/3600)))" office:value-type="float" office:value="40.2446944444444" calcext:value-type="float">
            <text:p>40.2446944444</text:p>
          </table:table-cell>
          <table:table-cell table:formula="of:=IF([.F6]&lt;0;([.F6]-([.G6]/60)-([.H6]/3600));([.F6]+([.G6]/60)+([.H6]/3600)))" office:value-type="float" office:value="-111.650472222222" calcext:value-type="float">
            <text:p>-111.650472222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table:formula="of:=IF([.C7]&lt;0;([.C7]-([.D7]/60)-([.E7]/3600));([.C7]+([.D7]/60)+([.E7]/3600)))" office:value-type="float" office:value="0" calcext:value-type="float">
            <text:p>0</text:p>
          </table:table-cell>
          <table:table-cell table:formula="of:=IF([.F7]&lt;0;([.F7]-([.G7]/60)-([.H7]/3600));([.F7]+([.G7]/60)+([.H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table:formula="of:=IF([.C8]&lt;0;([.C8]-([.D8]/60)-([.E8]/3600));([.C8]+([.D8]/60)+([.E8]/3600)))" office:value-type="float" office:value="0" calcext:value-type="float">
            <text:p>0</text:p>
          </table:table-cell>
          <table:table-cell table:formula="of:=IF([.F8]&lt;0;([.F8]-([.G8]/60)-([.H8]/3600));([.F8]+([.G8]/60)+([.H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table:formula="of:=IF([.C9]&lt;0;([.C9]-([.D9]/60)-([.E9]/3600));([.C9]+([.D9]/60)+([.E9]/3600)))" office:value-type="float" office:value="0" calcext:value-type="float">
            <text:p>0</text:p>
          </table:table-cell>
          <table:table-cell table:formula="of:=IF([.F9]&lt;0;([.F9]-([.G9]/60)-([.H9]/3600));([.F9]+([.G9]/60)+([.H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table:formula="of:=IF([.C10]&lt;0;([.C10]-([.D10]/60)-([.E10]/3600));([.C10]+([.D10]/60)+([.E10]/3600)))" office:value-type="float" office:value="0" calcext:value-type="float">
            <text:p>0</text:p>
          </table:table-cell>
          <table:table-cell table:formula="of:=IF([.F10]&lt;0;([.F10]-([.G10]/60)-([.H10]/3600));([.F10]+([.G10]/60)+([.H1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table:formula="of:=IF([.C11]&lt;0;([.C11]-([.D11]/60)-([.E11]/3600));([.C11]+([.D11]/60)+([.E11]/3600)))" office:value-type="float" office:value="0" calcext:value-type="float">
            <text:p>0</text:p>
          </table:table-cell>
          <table:table-cell table:formula="of:=IF([.F11]&lt;0;([.F11]-([.G11]/60)-([.H11]/3600));([.F11]+([.G11]/60)+([.H1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table:formula="of:=IF([.C12]&lt;0;([.C12]-([.D12]/60)-([.E12]/3600));([.C12]+([.D12]/60)+([.E12]/3600)))" office:value-type="float" office:value="0" calcext:value-type="float">
            <text:p>0</text:p>
          </table:table-cell>
          <table:table-cell table:formula="of:=IF([.F12]&lt;0;([.F12]-([.G12]/60)-([.H12]/3600));([.F12]+([.G12]/60)+([.H1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8"/>
          <table:table-cell table:formula="of:=IF([.C13]&lt;0;([.C13]-([.D13]/60)-([.E13]/3600));([.C13]+([.D13]/60)+([.E13]/3600)))" office:value-type="float" office:value="0" calcext:value-type="float">
            <text:p>0</text:p>
          </table:table-cell>
          <table:table-cell table:formula="of:=IF([.F13]&lt;0;([.F13]-([.G13]/60)-([.H13]/3600));([.F13]+([.G13]/60)+([.H1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8"/>
          <table:table-cell table:formula="of:=IF([.C14]&lt;0;([.C14]-([.D14]/60)-([.E14]/3600));([.C14]+([.D14]/60)+([.E14]/3600)))" office:value-type="float" office:value="0" calcext:value-type="float">
            <text:p>0</text:p>
          </table:table-cell>
          <table:table-cell table:formula="of:=IF([.F14]&lt;0;([.F14]-([.G14]/60)-([.H14]/3600));([.F14]+([.G14]/60)+([.H1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8"/>
          <table:table-cell table:formula="of:=IF([.C15]&lt;0;([.C15]-([.D15]/60)-([.E15]/3600));([.C15]+([.D15]/60)+([.E15]/3600)))" office:value-type="float" office:value="0" calcext:value-type="float">
            <text:p>0</text:p>
          </table:table-cell>
          <table:table-cell table:formula="of:=IF([.F15]&lt;0;([.F15]-([.G15]/60)-([.H15]/3600));([.F15]+([.G15]/60)+([.H1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C16]&lt;0;([.C16]-([.D16]/60)-([.E16]/3600));([.C16]+([.D16]/60)+([.E16]/3600)))" office:value-type="float" office:value="0" calcext:value-type="float">
            <text:p>0</text:p>
          </table:table-cell>
          <table:table-cell table:formula="of:=IF([.F16]&lt;0;([.F16]-([.G16]/60)-([.H16]/3600));([.F16]+([.G16]/60)+([.H1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8"/>
          <table:table-cell table:formula="of:=IF([.C17]&lt;0;([.C17]-([.D17]/60)-([.E17]/3600));([.C17]+([.D17]/60)+([.E17]/3600)))" office:value-type="float" office:value="0" calcext:value-type="float">
            <text:p>0</text:p>
          </table:table-cell>
          <table:table-cell table:formula="of:=IF([.F17]&lt;0;([.F17]-([.G17]/60)-([.H17]/3600));([.F17]+([.G17]/60)+([.H1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8"/>
          <table:table-cell table:formula="of:=IF([.C18]&lt;0;([.C18]-([.D18]/60)-([.E18]/3600));([.C18]+([.D18]/60)+([.E18]/3600)))" office:value-type="float" office:value="0" calcext:value-type="float">
            <text:p>0</text:p>
          </table:table-cell>
          <table:table-cell table:formula="of:=IF([.F18]&lt;0;([.F18]-([.G18]/60)-([.H18]/3600));([.F18]+([.G18]/60)+([.H18]/3600))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8"/>
          <table:table-cell table:formula="of:=IF([.C19]&lt;0;([.C19]-([.D19]/60)-([.E19]/3600));([.C19]+([.D19]/60)+([.E19]/3600)))" office:value-type="float" office:value="0" calcext:value-type="float">
            <text:p>0</text:p>
          </table:table-cell>
          <table:table-cell table:formula="of:=IF([.F19]&lt;0;([.F19]-([.G19]/60)-([.H19]/3600));([.F19]+([.G19]/60)+([.H1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8"/>
          <table:table-cell table:formula="of:=IF([.C20]&lt;0;([.C20]-([.D20]/60)-([.E20]/3600));([.C20]+([.D20]/60)+([.E20]/3600)))" office:value-type="float" office:value="0" calcext:value-type="float">
            <text:p>0</text:p>
          </table:table-cell>
          <table:table-cell table:formula="of:=IF([.F20]&lt;0;([.F20]-([.G20]/60)-([.H20]/3600));([.F20]+([.G20]/60)+([.H2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8"/>
          <table:table-cell table:formula="of:=IF([.C21]&lt;0;([.C21]-([.D21]/60)-([.E21]/3600));([.C21]+([.D21]/60)+([.E21]/3600)))" office:value-type="float" office:value="0" calcext:value-type="float">
            <text:p>0</text:p>
          </table:table-cell>
          <table:table-cell table:formula="of:=IF([.F21]&lt;0;([.F21]-([.G21]/60)-([.H21]/3600));([.F21]+([.G21]/60)+([.H2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8"/>
          <table:table-cell table:formula="of:=IF([.C22]&lt;0;([.C22]-([.D22]/60)-([.E22]/3600));([.C22]+([.D22]/60)+([.E22]/3600)))" office:value-type="float" office:value="0" calcext:value-type="float">
            <text:p>0</text:p>
          </table:table-cell>
          <table:table-cell table:formula="of:=IF([.F22]&lt;0;([.F22]-([.G22]/60)-([.H22]/3600));([.F22]+([.G22]/60)+([.H2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8"/>
          <table:table-cell table:formula="of:=IF([.C23]&lt;0;([.C23]-([.D23]/60)-([.E23]/3600));([.C23]+([.D23]/60)+([.E23]/3600)))" office:value-type="float" office:value="0" calcext:value-type="float">
            <text:p>0</text:p>
          </table:table-cell>
          <table:table-cell table:formula="of:=IF([.F23]&lt;0;([.F23]-([.G23]/60)-([.H23]/3600));([.F23]+([.G23]/60)+([.H2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8"/>
          <table:table-cell table:formula="of:=IF([.C24]&lt;0;([.C24]-([.D24]/60)-([.E24]/3600));([.C24]+([.D24]/60)+([.E24]/3600)))" office:value-type="float" office:value="0" calcext:value-type="float">
            <text:p>0</text:p>
          </table:table-cell>
          <table:table-cell table:formula="of:=IF([.F24]&lt;0;([.F24]-([.G24]/60)-([.H24]/3600));([.F24]+([.G24]/60)+([.H2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8"/>
          <table:table-cell table:formula="of:=IF([.C25]&lt;0;([.C25]-([.D25]/60)-([.E25]/3600));([.C25]+([.D25]/60)+([.E25]/3600)))" office:value-type="float" office:value="0" calcext:value-type="float">
            <text:p>0</text:p>
          </table:table-cell>
          <table:table-cell table:formula="of:=IF([.F25]&lt;0;([.F25]-([.G25]/60)-([.H25]/3600));([.F25]+([.G25]/60)+([.H2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8"/>
          <table:table-cell table:formula="of:=IF([.C26]&lt;0;([.C26]-([.D26]/60)-([.E26]/3600));([.C26]+([.D26]/60)+([.E26]/3600)))" office:value-type="float" office:value="0" calcext:value-type="float">
            <text:p>0</text:p>
          </table:table-cell>
          <table:table-cell table:formula="of:=IF([.F26]&lt;0;([.F26]-([.G26]/60)-([.H26]/3600));([.F26]+([.G26]/60)+([.H2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8"/>
          <table:table-cell table:formula="of:=IF([.C27]&lt;0;([.C27]-([.D27]/60)-([.E27]/3600));([.C27]+([.D27]/60)+([.E27]/3600)))" office:value-type="float" office:value="0" calcext:value-type="float">
            <text:p>0</text:p>
          </table:table-cell>
          <table:table-cell table:formula="of:=IF([.F27]&lt;0;([.F27]-([.G27]/60)-([.H27]/3600));([.F27]+([.G27]/60)+([.H2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8"/>
          <table:table-cell table:formula="of:=IF([.C28]&lt;0;([.C28]-([.D28]/60)-([.E28]/3600));([.C28]+([.D28]/60)+([.E28]/3600)))" office:value-type="float" office:value="0" calcext:value-type="float">
            <text:p>0</text:p>
          </table:table-cell>
          <table:table-cell table:formula="of:=IF([.F28]&lt;0;([.F28]-([.G28]/60)-([.H28]/3600));([.F28]+([.G28]/60)+([.H2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8"/>
          <table:table-cell table:formula="of:=IF([.C29]&lt;0;([.C29]-([.D29]/60)-([.E29]/3600));([.C29]+([.D29]/60)+([.E29]/3600)))" office:value-type="float" office:value="0" calcext:value-type="float">
            <text:p>0</text:p>
          </table:table-cell>
          <table:table-cell table:formula="of:=IF([.F29]&lt;0;([.F29]-([.G29]/60)-([.H29]/3600));([.F29]+([.G29]/60)+([.H2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8"/>
          <table:table-cell table:formula="of:=IF([.C30]&lt;0;([.C30]-([.D30]/60)-([.E30]/3600));([.C30]+([.D30]/60)+([.E30]/3600)))" office:value-type="float" office:value="0" calcext:value-type="float">
            <text:p>0</text:p>
          </table:table-cell>
          <table:table-cell table:formula="of:=IF([.F30]&lt;0;([.F30]-([.G30]/60)-([.H30]/3600));([.F30]+([.G30]/60)+([.H3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8"/>
          <table:table-cell table:formula="of:=IF([.C31]&lt;0;([.C31]-([.D31]/60)-([.E31]/3600));([.C31]+([.D31]/60)+([.E31]/3600)))" office:value-type="float" office:value="0" calcext:value-type="float">
            <text:p>0</text:p>
          </table:table-cell>
          <table:table-cell table:formula="of:=IF([.F31]&lt;0;([.F31]-([.G31]/60)-([.H31]/3600));([.F31]+([.G31]/60)+([.H3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8"/>
          <table:table-cell table:formula="of:=IF([.C32]&lt;0;([.C32]-([.D32]/60)-([.E32]/3600));([.C32]+([.D32]/60)+([.E32]/3600)))" office:value-type="float" office:value="0" calcext:value-type="float">
            <text:p>0</text:p>
          </table:table-cell>
          <table:table-cell table:formula="of:=IF([.F32]&lt;0;([.F32]-([.G32]/60)-([.H32]/3600));([.F32]+([.G32]/60)+([.H3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8"/>
          <table:table-cell table:formula="of:=IF([.C33]&lt;0;([.C33]-([.D33]/60)-([.E33]/3600));([.C33]+([.D33]/60)+([.E33]/3600)))" office:value-type="float" office:value="0" calcext:value-type="float">
            <text:p>0</text:p>
          </table:table-cell>
          <table:table-cell table:formula="of:=IF([.F33]&lt;0;([.F33]-([.G33]/60)-([.H33]/3600));([.F33]+([.G33]/60)+([.H3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8"/>
          <table:table-cell table:formula="of:=IF([.C34]&lt;0;([.C34]-([.D34]/60)-([.E34]/3600));([.C34]+([.D34]/60)+([.E34]/3600)))" office:value-type="float" office:value="0" calcext:value-type="float">
            <text:p>0</text:p>
          </table:table-cell>
          <table:table-cell table:formula="of:=IF([.F34]&lt;0;([.F34]-([.G34]/60)-([.H34]/3600));([.F34]+([.G34]/60)+([.H3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8"/>
          <table:table-cell table:formula="of:=IF([.C35]&lt;0;([.C35]-([.D35]/60)-([.E35]/3600));([.C35]+([.D35]/60)+([.E35]/3600)))" office:value-type="float" office:value="0" calcext:value-type="float">
            <text:p>0</text:p>
          </table:table-cell>
          <table:table-cell table:formula="of:=IF([.F35]&lt;0;([.F35]-([.G35]/60)-([.H35]/3600));([.F35]+([.G35]/60)+([.H3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8"/>
          <table:table-cell table:formula="of:=IF([.C36]&lt;0;([.C36]-([.D36]/60)-([.E36]/3600));([.C36]+([.D36]/60)+([.E36]/3600)))" office:value-type="float" office:value="0" calcext:value-type="float">
            <text:p>0</text:p>
          </table:table-cell>
          <table:table-cell table:formula="of:=IF([.F36]&lt;0;([.F36]-([.G36]/60)-([.H36]/3600));([.F36]+([.G36]/60)+([.H3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8"/>
          <table:table-cell table:formula="of:=IF([.C37]&lt;0;([.C37]-([.D37]/60)-([.E37]/3600));([.C37]+([.D37]/60)+([.E37]/3600)))" office:value-type="float" office:value="0" calcext:value-type="float">
            <text:p>0</text:p>
          </table:table-cell>
          <table:table-cell table:formula="of:=IF([.F37]&lt;0;([.F37]-([.G37]/60)-([.H37]/3600));([.F37]+([.G37]/60)+([.H3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8"/>
          <table:table-cell table:formula="of:=IF([.C38]&lt;0;([.C38]-([.D38]/60)-([.E38]/3600));([.C38]+([.D38]/60)+([.E38]/3600)))" office:value-type="float" office:value="0" calcext:value-type="float">
            <text:p>0</text:p>
          </table:table-cell>
          <table:table-cell table:formula="of:=IF([.F38]&lt;0;([.F38]-([.G38]/60)-([.H38]/3600));([.F38]+([.G38]/60)+([.H3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8"/>
          <table:table-cell table:formula="of:=IF([.C39]&lt;0;([.C39]-([.D39]/60)-([.E39]/3600));([.C39]+([.D39]/60)+([.E39]/3600)))" office:value-type="float" office:value="0" calcext:value-type="float">
            <text:p>0</text:p>
          </table:table-cell>
          <table:table-cell table:formula="of:=IF([.F39]&lt;0;([.F39]-([.G39]/60)-([.H39]/3600));([.F39]+([.G39]/60)+([.H3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8"/>
          <table:table-cell table:formula="of:=IF([.C40]&lt;0;([.C40]-([.D40]/60)-([.E40]/3600));([.C40]+([.D40]/60)+([.E40]/3600)))" office:value-type="float" office:value="0" calcext:value-type="float">
            <text:p>0</text:p>
          </table:table-cell>
          <table:table-cell table:formula="of:=IF([.F40]&lt;0;([.F40]-([.G40]/60)-([.H40]/3600));([.F40]+([.G40]/60)+([.H4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8"/>
          <table:table-cell table:formula="of:=IF([.C41]&lt;0;([.C41]-([.D41]/60)-([.E41]/3600));([.C41]+([.D41]/60)+([.E41]/3600)))" office:value-type="float" office:value="0" calcext:value-type="float">
            <text:p>0</text:p>
          </table:table-cell>
          <table:table-cell table:formula="of:=IF([.F41]&lt;0;([.F41]-([.G41]/60)-([.H41]/3600));([.F41]+([.G41]/60)+([.H4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3" table:number-rows-repeated="1048530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7:35:01.43114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9:41:45.413430001</meta:creation-date>
    <dc:date>2016-04-11T17:38:24.970610916</dc:date>
    <meta:editing-duration>PT4M42S</meta:editing-duration>
    <meta:editing-cycles>2</meta:editing-cycles>
    <meta:generator>LibreOffice/4.2.8.2$Linux_X86_64 LibreOffice_project/420m0$Build-2</meta:generator>
    <meta:document-statistic meta:table-count="1" meta:cell-count="162" meta:object-count="0"/>
  </office:meta>
</office:document-meta>
</file>